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Helvetica" svg:font-family="Helvetica"/>
    <style:font-face style:name="Monaco" svg:font-family="Monaco"/>
    <style:font-face style:name="Trebuchet MS" svg:font-family="Trebuchet MS"/>
  </office:font-face-decls>
  <office:automatic-styles>
    <style:style style:name="P1" style:family="paragraph" style:parent-style-name="Standard">
      <style:paragraph-properties fo:text-align="center" fo:line-height="115%"/>
      <style:text-properties style:font-name="Trebuchet MS" fo:font-size="21.0pt" fo:color="#000000"/>
    </style:style>
    <style:style style:name="P2"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rebuchet MS" fo:font-size="16.0pt" fo:color="#000000"/>
    </style:style>
    <style:style style:name="P3" style:family="paragraph" style:parent-style-name="Standard">
      <style:paragraph-properties fo:line-height="115%"/>
      <style:text-properties style:font-name="Arial" fo:font-size="13.0pt" fo:color="#000000"/>
    </style:style>
    <style:style style:name="P4" style:family="paragraph" style:parent-style-name="Standard">
      <style:paragraph-properties fo:line-height="115%"/>
      <style:text-properties style:font-name="Arial" fo:font-size="13.0pt" fo:color="#262626"/>
    </style:style>
    <style:style style:name="P5"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3.0pt"/>
    </style:style>
    <style:style style:name="P6" style:family="paragraph" style:parent-style-name="Standard">
      <style:paragraph-properties fo:line-height="115%">
        <style:tab-stops>
          <style:tab-stop style:position="0.3938in"/>
        </style:tab-stops>
      </style:paragraph-properties>
      <style:text-properties style:font-name="Arial" fo:font-size="11.0pt" fo:color="#000000"/>
    </style:style>
    <style:style style:name="P7" style:family="paragraph" style:parent-style-name="Standard">
      <style:paragraph-properties fo:line-height="115%"/>
      <style:text-properties style:font-name="Arial" fo:font-size="11.0pt" fo:color="#000000"/>
    </style:style>
    <style:style style:name="P8"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rebuchet MS" fo:font-size="16.0pt"/>
    </style:style>
    <style:style style:name="P9"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rebuchet MS" fo:font-size="13.0pt" fo:color="#000000"/>
    </style:style>
    <style:style style:name="P10" style:family="paragraph" style:parent-style-name="Standard">
      <style:paragraph-properties fo:margin-left="0.5000in" fo:text-indent="-0.5000in" style:line-height-at-least="0.2500in">
        <style:tab-stops>
          <style:tab-stop style:position="0.1528in"/>
          <style:tab-stop style:position="0.5000in"/>
        </style:tab-stops>
      </style:paragraph-properties>
      <style:text-properties style:font-name="Arial" fo:font-size="13.0pt" fo:background-color="#ffffff"/>
    </style:style>
    <style:style style:name="P11" style:family="paragraph" style:parent-style-name="Standard">
      <style:paragraph-properties fo:margin-top="0.1389in" fo:line-height="115%"/>
      <style:text-properties style:font-name="Trebuchet MS" fo:font-size="13.0pt" fo:color="#000000"/>
    </style:style>
    <style:style style:name="P12" style:family="paragraph" style:parent-style-name="Standard">
      <style:paragraph-properties style:line-height-at-least="0.2500in"/>
      <style:text-properties style:font-name="Arial" fo:font-size="13.0pt" fo:background-color="#ffffff"/>
    </style:style>
    <style:style style:name="P13" style:family="paragraph" style:parent-style-name="Standard">
      <style:paragraph-properties fo:margin-top="0.1111in" fo:margin-bottom="0.1111in" fo:line-height="115%"/>
      <style:text-properties style:font-name="Arial" fo:font-size="13.0pt"/>
    </style:style>
    <style:style style:name="P14" style:family="paragraph" style:parent-style-name="Standard">
      <style:paragraph-properties style:line-height-at-least="0.2500in"/>
      <style:text-properties style:font-name="Monaco" fo:font-size="12.0pt" fo:color="#262626" fo:background-color="#ffffff"/>
    </style:style>
    <style:style style:name="P15" style:family="paragraph" style:parent-style-name="Standard">
      <style:paragraph-properties fo:margin-top="0.1111in" fo:margin-bottom="0.1111in" fo:line-height="115%"/>
      <style:text-properties style:font-name="Arial" fo:font-size="11.0pt" fo:color="#000000"/>
    </style:style>
    <style:style style:name="P16" style:family="paragraph" style:parent-style-name="Standard">
      <style:paragraph-properties fo:line-height="115%"/>
      <style:text-properties style:font-name="Arial" fo:font-size="13.0pt"/>
    </style:style>
    <style:style style:name="P17" style:family="paragraph" style:parent-style-name="Standard">
      <style:paragraph-properties style:line-height-at-least="0.2500in"/>
      <style:text-properties style:font-name="Arial" fo:font-size="13.0pt"/>
    </style:style>
    <style:style style:name="P18" style:family="paragraph" style:parent-style-name="Standard">
      <style:paragraph-properties fo:margin-left="0.2115in" fo:text-indent="-0.0061in" style:line-height-at-least="0.2500in"/>
      <style:text-properties style:font-name="Arial" fo:font-size="13.0pt" fo:color="#262626"/>
    </style:style>
    <style:style style:name="P19" style:family="paragraph" style:parent-style-name="Standard">
      <style:paragraph-properties fo:margin-left="0.2115in" fo:text-indent="-0.0061in" style:line-height-at-least="0.2500in"/>
      <style:text-properties style:font-name="Arial" fo:font-size="13.0pt"/>
    </style:style>
    <style:style style:name="P20" style:family="paragraph" style:parent-style-name="Standard">
      <style:paragraph-properties fo:margin-left="0.2115in" fo:text-indent="-0.2115in" style:line-height-at-least="0.2500in"/>
      <style:text-properties style:font-name="Arial" fo:font-size="13.0pt"/>
    </style:style>
    <style:style style:name="P21" style:family="paragraph" style:parent-style-name="Standard">
      <style:paragraph-properties fo:text-indent="0.2328in" style:line-height-at-least="0.2500in"/>
      <style:text-properties style:font-name="Arial" fo:font-size="13.0pt" fo:color="#262626"/>
    </style:style>
    <style:style style:name="P22" style:family="paragraph" style:parent-style-name="Standard">
      <style:paragraph-properties fo:text-indent="0.2328in" style:line-height-at-least="0.2500in"/>
      <style:text-properties style:font-name="Arial" fo:font-size="13.0pt"/>
    </style:style>
    <style:style style:name="P23" style:family="paragraph" style:parent-style-name="Standard">
      <style:paragraph-properties fo:text-indent="0.1268in" style:line-height-at-least="0.2500in">
        <style:tab-stops>
          <style:tab-stop style:position="0.2054in"/>
        </style:tab-stops>
      </style:paragraph-properties>
      <style:text-properties style:font-name="Arial" fo:font-size="13.0pt"/>
    </style:style>
    <style:style style:name="P24" style:family="paragraph" style:parent-style-name="Standard">
      <style:paragraph-properties fo:text-indent="0.1268in" style:line-height-at-least="0.2500in">
        <style:tab-stops>
          <style:tab-stop style:position="0.2054in"/>
        </style:tab-stops>
      </style:paragraph-properties>
      <style:text-properties style:font-name="Arial" fo:font-size="13.0pt" fo:color="#262626"/>
    </style:style>
    <style:style style:name="P25" style:family="paragraph" style:parent-style-name="Standard">
      <style:paragraph-properties style:line-height-at-least="0.3472in"/>
      <style:text-properties style:font-name="Helvetica" fo:font-size="15.0pt" fo:color="#262626"/>
    </style:style>
    <style:style style:name="P26" style:family="paragraph" style:parent-style-name="Standard">
      <style:paragraph-properties style:line-height-at-least="0.2500in"/>
      <style:text-properties style:font-name="Arial" fo:font-size="13.0pt" fo:color="#262626"/>
    </style:style>
    <style:style style:name="P27" style:family="paragraph" style:parent-style-name="Standard">
      <style:paragraph-properties style:line-height-at-least="0.2500in"/>
      <style:text-properties style:font-name="Arial" fo:font-size="13.0pt" fo:color="#000000"/>
    </style:style>
    <style:style style:name="P28" style:family="paragraph" style:parent-style-name="Standard">
      <style:paragraph-properties fo:margin-bottom="0.1806in" style:line-height-at-least="0.2500in"/>
      <style:text-properties style:font-name="Arial" fo:font-size="13.0pt" fo:color="#262626"/>
    </style:style>
    <style:style style:name="P29" style:family="paragraph" style:parent-style-name="Standard">
      <style:paragraph-properties fo:margin-bottom="0.2083in" style:line-height-at-least="0.7083in"/>
      <style:text-properties style:font-name="Arial" fo:font-size="13.0pt" fo:color="#262626"/>
    </style:style>
    <style:style style:name="P30" style:family="paragraph" style:parent-style-name="Standard">
      <style:paragraph-properties fo:margin-bottom="0.2083in" style:line-height-at-least="0.3472in"/>
      <style:text-properties style:font-name="Arial" fo:font-size="13.0pt" fo:color="#262626"/>
    </style:style>
    <style:style style:name="P31" style:family="paragraph" style:parent-style-name="Standard">
      <style:paragraph-properties style:line-height-at-least="0.3472in"/>
      <style:text-properties style:font-name="Arial" fo:font-size="13.0pt" fo:color="#262626"/>
    </style:style>
    <style:style style:name="P32" style:family="paragraph" style:parent-style-name="Standard">
      <style:paragraph-properties fo:margin-bottom="0.2083in" style:line-height-at-least="0.5556in"/>
      <style:text-properties style:font-name="Arial" fo:font-size="13.0pt" fo:color="#262626"/>
    </style:style>
    <style:style style:name="P33" style:family="paragraph" style:parent-style-name="Standard">
      <style:paragraph-properties style:line-height-at-least="0.2639in"/>
      <style:text-properties style:font-name="Arial" fo:font-size="13.0pt" fo:color="#262626"/>
    </style:style>
    <style:style style:name="P34"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Arial" fo:font-size="13.0pt"/>
    </style:style>
    <style:style style:name="P35" style:family="paragraph" style:parent-style-name="Standard">
      <style:paragraph-properties fo:line-height="115%">
        <style:tab-stops>
          <style:tab-stop style:position="0.3937in"/>
        </style:tab-stops>
      </style:paragraph-properties>
      <style:text-properties style:font-name="Arial" fo:font-size="13.0pt" fo:background-color="#ffffff"/>
    </style:style>
    <style:style style:name="P36"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3.0pt" fo:background-color="#ffffff"/>
    </style:style>
    <style:style style:name="P37"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3.0pt" fo:color="#000000"/>
    </style:style>
    <style:style style:name="P38" style:family="paragraph" style:parent-style-name="Standard">
      <style:paragraph-properties fo:margin-left="1.0000in" fo:text-indent="-1.0000in" fo:line-height="115%">
        <style:tab-stops>
          <style:tab-stop style:position="0.6528in"/>
          <style:tab-stop style:position="1.0000in"/>
        </style:tab-stops>
      </style:paragraph-properties>
      <style:text-properties style:font-name="Arial" fo:font-size="13.0pt" fo:color="#1c1c1c" fo:background-color="#ffffff"/>
    </style:style>
    <style:style style:name="P39" style:family="paragraph" style:parent-style-name="Standard">
      <style:paragraph-properties fo:margin-left="1.0000in" fo:text-indent="-1.0000in" fo:line-height="115%">
        <style:tab-stops>
          <style:tab-stop style:position="0.6528in"/>
          <style:tab-stop style:position="1.0000in"/>
        </style:tab-stops>
      </style:paragraph-properties>
      <style:text-properties style:font-name="Arial" fo:font-size="13.0pt" fo:color="#000000"/>
    </style:style>
    <style:style style:name="P40" style:family="paragraph" style:parent-style-name="Standard">
      <style:paragraph-properties fo:margin-left="1.0000in" fo:text-indent="-1.0000in" fo:line-height="115%">
        <style:tab-stops>
          <style:tab-stop style:position="0.6528in"/>
          <style:tab-stop style:position="1.0000in"/>
        </style:tab-stops>
      </style:paragraph-properties>
      <style:text-properties style:font-name="Arial" fo:font-size="11.0pt" fo:color="#000000"/>
    </style:style>
    <style:style style:name="P41" style:family="paragraph" style:parent-style-name="Standard">
      <style:paragraph-properties fo:margin-left="0.5000in" fo:line-height="115%"/>
      <style:text-properties style:font-name="Arial" fo:font-size="11.0pt" fo:color="#000000"/>
    </style:style>
    <style:style style:name="P42" style:family="paragraph" style:parent-style-name="Standard">
      <style:paragraph-properties fo:line-height="115%">
        <style:tab-stops>
          <style:tab-stop style:position="0.3937in"/>
        </style:tab-stops>
      </style:paragraph-properties>
      <style:text-properties style:font-name="Arial" fo:font-size="13.0pt" fo:color="#000000"/>
    </style:style>
    <style:style style:name="P43" style:family="paragraph" style:parent-style-name="Standard">
      <style:paragraph-properties fo:line-height="115%">
        <style:tab-stops>
          <style:tab-stop style:position="0.3937in"/>
        </style:tab-stops>
      </style:paragraph-properties>
      <style:text-properties style:font-name="Arial" fo:font-size="11.0pt" fo:color="#000000"/>
    </style:style>
    <style:style style:name="P44" style:family="paragraph" style:parent-style-name="Standard">
      <style:paragraph-properties fo:line-height="115%">
        <style:tab-stops>
          <style:tab-stop style:position="0.3937in"/>
        </style:tab-stops>
      </style:paragraph-properties>
      <style:text-properties style:font-name="Arial" fo:font-size="13.0pt"/>
    </style:style>
    <style:style style:name="P45" style:family="paragraph" style:parent-style-name="Standard">
      <style:paragraph-properties fo:margin-left="0.4902in" fo:text-indent="-0.4902in" style:line-height-at-least="0.2222in"/>
      <style:text-properties style:font-name="Arial" fo:font-size="13.0pt"/>
    </style:style>
    <style:style style:name="P46" style:family="paragraph" style:parent-style-name="Standard">
      <style:paragraph-properties fo:margin-left="1.0000in" fo:text-indent="-1.0000in" fo:line-height="115%">
        <style:tab-stops>
          <style:tab-stop style:position="0.6528in"/>
          <style:tab-stop style:position="1.0000in"/>
        </style:tab-stops>
      </style:paragraph-properties>
      <style:text-properties style:font-name="Arial" fo:font-size="13.0pt"/>
    </style:style>
    <style:style style:name="P47"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Helvetica" fo:font-size="13.0pt"/>
    </style:style>
    <style:style style:name="P48" style:family="paragraph" style:parent-style-name="Standard">
      <style:paragraph-properties style:line-height-at-least="0.2222in"/>
      <style:text-properties style:font-name="Helvetica" fo:font-size="13.0pt"/>
    </style:style>
    <style:style style:name="P49" style:family="paragraph" style:parent-style-name="Standard">
      <style:paragraph-properties fo:margin-left="0.5000in" fo:text-indent="-0.5000in" fo:line-height="110%">
        <style:tab-stops>
          <style:tab-stop style:position="0.1528in"/>
          <style:tab-stop style:position="0.5000in"/>
        </style:tab-stops>
      </style:paragraph-properties>
      <style:text-properties style:font-name="Arial" fo:font-size="13.0pt" fo:background-color="#ffffff"/>
    </style:style>
    <style:style style:name="P50" style:family="paragraph" style:parent-style-name="Standard">
      <style:paragraph-properties fo:margin-left="0.4858in" fo:text-indent="-0.0924in" fo:line-height="115%">
        <style:tab-stops>
          <style:tab-stop style:position="0.3937in"/>
          <style:tab-stop style:position="0.4053in"/>
        </style:tab-stops>
      </style:paragraph-properties>
      <style:text-properties style:font-name="Arial" fo:font-size="13.0pt" fo:background-color="#ffffff"/>
    </style:style>
    <style:style style:name="P51" style:family="paragraph" style:parent-style-name="Standard">
      <style:paragraph-properties fo:margin-left="0.4858in" fo:text-indent="-0.0924in" fo:line-height="115%">
        <style:tab-stops>
          <style:tab-stop style:position="0.3937in"/>
          <style:tab-stop style:position="0.4053in"/>
        </style:tab-stops>
      </style:paragraph-properties>
      <style:text-properties style:font-name="Trebuchet MS" fo:font-size="16.0pt" fo:color="#000000"/>
    </style:style>
    <style:style style:name="P52"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rebuchet MS" fo:font-size="14.0pt" fo:color="#000000"/>
    </style:style>
    <style:style style:name="T1" style:family="text">
      <style:text-properties fo:font-weight="bold" fo:font-weight-asian="bold" fo:font-weight-complex="bold"/>
    </style:style>
    <style:style style:name="T2" style:family="text">
      <style:text-properties fo:color="#000000"/>
    </style:style>
    <style:style style:name="T3" style:family="text">
      <style:text-properties fo:font-weight="bold" fo:font-weight-asian="bold" fo:font-weight-complex="bold" fo:background-color="#ffffff"/>
    </style:style>
    <style:style style:name="T4" style:family="text">
      <style:text-properties style:font-name="Arial" fo:background-color="#ffffff"/>
    </style:style>
    <style:style style:name="T5" style:family="text">
      <style:text-properties fo:font-size="11.0pt" fo:font-size-asian="11.0pt" fo:font-size-complex="11.0pt"/>
    </style:style>
    <style:style style:name="T6" style:family="text">
      <style:text-properties fo:color="#346eb7"/>
    </style:style>
    <style:style style:name="T7" style:family="text">
      <style:text-properties fo:background-color="#fefefe"/>
    </style:style>
    <style:style style:name="T8" style:family="text">
      <style:text-properties fo:color="#000000" fo:background-color="transparent"/>
    </style:style>
    <style:style style:name="T9" style:family="text">
      <style:text-properties fo:font-size="11.0pt" fo:font-size-asian="11.0pt" fo:font-size-complex="11.0pt" fo:color="#000000"/>
    </style:style>
    <style:style style:name="T10" style:family="text">
      <style:text-properties fo:font-weight="bold" fo:font-weight-asian="bold" fo:font-weight-complex="bold" fo:color="#000000"/>
    </style:style>
    <style:style style:name="T11" style:family="text">
      <style:text-properties style:font-name="Helvetica"/>
    </style:style>
    <style:style style:name="T12" style:family="text">
      <style:text-properties style:font-name="Arial"/>
    </style:style>
    <style:style style:name="T13" style:family="text">
      <style:text-properties fo:background-color="transparent"/>
    </style:style>
    <style:style style:name="T14" style:family="text">
      <style:text-properties fo:font-size="12.0pt" fo:font-size-asian="12.0pt" fo:font-size-complex="12.0pt"/>
    </style:style>
    <style:style style:name="T15" style:family="text">
      <style:text-properties fo:font-size="11.0pt" fo:font-size-asian="11.0pt" fo:font-size-complex="11.0pt" fo:color="#000000" fo:background-color="transparent"/>
    </style:style>
    <style:style style:name="T16" style:family="text">
      <style:text-properties fo:font-weight="bold" fo:font-weight-asian="bold" fo:font-weight-complex="bold" fo:color="#000000" fo:background-color="transparent"/>
    </style:style>
    <style:style style:name="T17" style:family="text">
      <style:text-properties fo:font-size="16.0pt" fo:font-size-asian="16.0pt" fo:font-size-complex="16.0pt" fo:color="#000000" fo:background-color="transparent"/>
    </style:style>
    <style:style style:name="T18" style:family="text">
      <style:text-properties style:font-name="Trebuchet MS" fo:font-size="16.0pt" fo:font-size-asian="16.0pt" fo:font-size-complex="16.0pt" fo:color="#000000" fo:background-color="transparent"/>
    </style:style>
    <style:style style:name="T19" style:family="text">
      <style:text-properties fo:color="#242424"/>
    </style:style>
    <style:style style:name="T20" style:family="text">
      <style:text-properties fo:font-style="italic" fo:font-style-asian="italic" fo:font-style-complex="italic"/>
    </style:style>
    <style:style style:name="T21" style:family="text">
      <style:text-properties style:font-name="Trebuchet MS" fo:font-size="16.0pt" fo:font-size-asian="16.0pt" fo:font-size-complex="16.0pt" fo:background-color="transparent"/>
    </style:style>
    <style:style style:name="T22" style:family="text">
      <style:text-properties fo:font-size="13.0pt" fo:font-size-asian="13.0pt" fo:font-size-complex="13.0pt"/>
    </style:style>
    <style:style style:name="T23" style:family="text">
      <style:text-properties fo:font-size="13.0pt" fo:font-size-asian="13.0pt" fo:font-size-complex="13.0pt" fo:font-weight="bold" fo:font-weight-asian="bold" fo:font-weight-complex="bold"/>
    </style:style>
    <style:style style:name="TableColumn1" style:family="table-column">
      <style:table-column-properties style:column-width="3.4625in" style:rel-column-width="32767*"/>
    </style:style>
    <text:list-style style:name="L1">
      <text:list-level-style-number text:level="1" style:num-suffix="." style:num-format="I">
        <style:list-level-properties text:space-before="0.25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Revision IOSA</text:p>
      <text:list text:style-name="L1">
        <text:list-item>
          <text:p text:style-name="P2">Git</text:p>
        </text:list-item>
      </text:list>
      <text:p text:style-name="P3"><text:s/><text:span text:style-name="T1">Start to Git:</text:span></text:p>
      <text:p text:style-name="P3">1.Connect to git: git config —global user.name “yournamehere”</text:p>
      <text:p text:style-name="P3"><text:s text:c="27"/>git config —global user.email “your_email@exap-mple.com”</text:p>
      <text:p text:style-name="P3">2.Create a new directory, open it and perform a “git init” to create a new repository</text:p>
      <text:p text:style-name="P4"><text:span text:style-name="T2">3. Fork a repo: </text:span>to fork a repository, click the "Fork" button in the GitHub.com repository.</text:p>
      <text:p text:style-name="P3">3. Checkout a repository : (1) local repository: git clone path/to/repository</text:p>
      <text:p text:style-name="P3"><text:s text:c="43"/>(2) remote server: git clone username@host:/path/to/repository <text:s text:c="2"/></text:p>
      <text:p text:style-name="P3">4. Keep tracks of origin repository forked from : git remote add upstream username@host:/path/to/repository <text:s text:c="2"/>#keep track of the original repository</text:p>
      <text:p text:style-name="P3">5. Commit changes: git add &lt;Filename&gt; or git add *</text:p>
      <text:p text:style-name="P3"><text:s text:c="33"/>git commit <text:s/>-m “commit message”</text:p>
      <text:p text:style-name="P3">6.Push changes: git push origin master</text:p>
      <text:p text:style-name="P3">7.Pull in upstream changes: git fetch upstream</text:p>
      <text:p text:style-name="P3"><text:s text:c="45"/>git merge upstream/master</text:p>
      <text:p text:style-name="P3"/>
      <text:list text:style-name="L2">
        <text:list-item>
          <text:p text:style-name="P5">git status : the status of git now: shows the modifications recently </text:p>
        </text:list-item>
        <text:list-item>
          <text:p text:style-name="P5">git log : Shows the history of commits</text:p>
        </text:list-item>
        <text:list-item>
          <text:p text:style-name="P5">git clone : clone repository from local or remote</text:p>
        </text:list-item>
        <text:list-item>
          <text:p text:style-name="P5">git add : <text:s/>Add the files which will commit</text:p>
        </text:list-item>
        <text:list-item>
          <text:p text:style-name="P5">git rm : Delete the files of the repository</text:p>
        </text:list-item>
        <text:list-item>
          <text:p text:style-name="P5">git commit : Commit the changes</text:p>
        </text:list-item>
        <text:list-item>
          <text:p text:style-name="P5">git push (origin master) : Send the commit changes to the remote repository</text:p>
        </text:list-item>
        <text:list-item>
          <text:p text:style-name="P5">git pull : Update local repository</text:p>
        </text:list-item>
      </text:list>
      <text:p text:style-name="P6"/>
      <text:p text:style-name="P7"/>
      <text:list text:style-name="L1">
        <text:list-item>
          <text:p text:style-name="P8">Create a Public Key</text:p>
        </text:list-item>
        <text:list-item>
          <text:p text:style-name="P9"><text:span text:style-name="T1">Check if we have already have a public key: </text:span><text:span text:style-name="T3"><text:s text:c="5"/></text:span><text:span text:style-name="T4"><text:s/>$ cd ~/.ssh</text:span></text:p>
        </text:list-item>
        <text:list-item>
          <text:p text:style-name="P10"><text:tab/><text:s text:c="85"/>$ ls <text:s text:c="31"/></text:p>
        </text:list-item>
      </text:list>
      <text:p text:style-name="P3">Check the directory listing to see if you have files named either id_rsa.pub or id_dsa.pub (which is our public key)</text:p>
      <text:p text:style-name="P3"/>
      <text:p text:style-name="P11"><text:span text:style-name="T1">If we don’t have a public key : </text:span></text:p>
      <text:p text:style-name="P12">$ ssh-keygen -t rsa -C "xian**@gmail.com" -f ~/.ssh/csser-github</text:p>
      <text:p text:style-name="P13"># Creates a new ssh key, using the provided email as a label<text:line-break/># Generating public/private rsa key pair.<text:line-break/># Save it to the file ~/.ssh/csser-github</text:p>
      <text:p text:style-name="P14"/>
      <text:p text:style-name="P15"/>
      <text:list text:style-name="L1">
        <text:list-item>
          <text:p text:style-name="P2">IaaS / PaaS / Saas / OpenShift</text:p>
        </text:list-item>
      </text:list>
      <text:p text:style-name="P16"><text:s text:c="3"/>3 distinct categories within Cloud Computing: Infrastructure as a service, platform as a service, software as a service.</text:p>
      <text:p text:style-name="P16"><text:s text:c="2"/></text:p>
      <text:p text:style-name="P17">•<text:span text:style-name="T1"><text:s/>SaaS </text:span>applications are designed for end-users, delivered over the web </text:p>
      <text:p text:style-name="P17"><text:s text:c="2"/><text:span text:style-name="T1">Characteristics: </text:span></text:p>
      <text:p text:style-name="P18">• Web access to commercial software </text:p>
      <text:p text:style-name="P18">• Software is managed from a central location </text:p>
      <text:p text:style-name="P18">• Software delivered in a “one to many” model </text:p>
      <text:p text:style-name="P18">• Users not required to handle software upgrades and patches </text:p>
      <text:p text:style-name="P18">• Application Programming Interfaces (APIs) allow for integration between different pieces of software</text:p>
      <text:p text:style-name="P19"/>
      <text:p text:style-name="P20">• <text:span text:style-name="T1">PaaS </text:span>is the set of tools and services designed to make coding and deployingapplications quick and efficient </text:p>
      <text:p text:style-name="P17"><text:span text:style-name="T1">Characteristics:</text:span></text:p>
      <text:p text:style-name="P21">• Services to develop, test, deploy, host and maintain applications in the same integrated development environment. All the varying services needed to fulfil the application development process </text:p>
      <text:p text:style-name="P21">• Web based user interface creation tools help to create, modify, test and deploy different UI scenarios </text:p>
      <text:p text:style-name="P21">• Multi-tenant architecture where multiple concurrent users utilize the same development application </text:p>
      <text:p text:style-name="P21">• Built in scalability of deployed software including load balancing and failover </text:p>
      <text:p text:style-name="P21">• Integration with web services and databases via common standards </text:p>
      <text:p text:style-name="P21">• Support for development team collaboration – some PaaS solutions include project planning and communication tools </text:p>
      <text:p text:style-name="P21">• Tools to handle billing and subscription management</text:p>
      <text:p text:style-name="P22"/>
      <text:p text:style-name="P17">• I<text:span text:style-name="T1">aaS </text:span>is a way of delivering Cloud Computing infrastructure – servers, storage, network and operating systems – as an on-demand service.</text:p>
      <text:p text:style-name="P23"><text:span text:style-name="T1">Characteristics:</text:span></text:p>
      <text:p text:style-name="P24">• Resources are distributed as a service </text:p>
      <text:p text:style-name="P24">• Allows for dynamic scaling </text:p>
      <text:p text:style-name="P24">• Has a variable cost, utility pricing model </text:p>
      <text:p text:style-name="P24">• Generally includes multiple users on a single piece of hardware</text:p>
      <text:p text:style-name="P25"/>
      <text:p text:style-name="P17"/>
      <text:p text:style-name="P7"/>
      <text:p text:style-name="P3"><text:span text:style-name="T1">Advantages an Disadvanges</text:span></text:p>
      <text:p text:style-name="P3"><text:s text:c="2"/><text:span text:style-name="T1">SaaS: </text:span></text:p>
      <text:p text:style-name="P4"><text:span text:style-name="T1">Advantage :</text:span></text:p>
      <text:p text:style-name="P4">• Applications where there is significant interplay between the organization and the outside world. For example, email newsletter campaign software </text:p>
      <text:p text:style-name="P26">• Applications that have a significant need for web or mobile access. An example would be mobile sales management software </text:p>
      <text:p text:style-name="P26">• Software that is only to be used for a short term need. An example would be collaboration software for a specific project </text:p>
      <text:p text:style-name="P26">• Software where demand spikes significantly, for example tax or billing software used once a month</text:p>
      <text:p text:style-name="P26"><text:span text:style-name="T1">Disadvantage:</text:span></text:p>
      <text:p text:style-name="P26">• Applications where extremely fast processing of real time data is required </text:p>
      <text:p text:style-name="P26">• Applications where legislation or other regulation does not permit data being hosted externally </text:p>
      <text:p text:style-name="P26">• Applications where an existing on-premise solution fulfills all of the organization’s needs</text:p>
      <text:p text:style-name="P26"/>
      <text:p text:style-name="P27"><text:span text:style-name="T5"><text:s text:c="2"/></text:span><text:span text:style-name="T1">PaaS:</text:span></text:p>
      <text:p text:style-name="P26"><text:span text:style-name="T1">Advantages:</text:span></text:p>
      <text:p text:style-name="P28">PaaS is especially useful in any situation where multiple developers will be working on a development project or where other external parties need to interact with the development process. As the case study below illustrates, it is proving invaluable for those who have an existing data source – for example sales information from a customer relationship management tool, and want to create applications which leverage that data. Finally PaaS is useful where developers wish to automate testing and deployment services.</text:p>
      <text:p text:style-name="P28">The popularity of agile software development, a group of software development methodologies based on iterative and incremental development, will also increase the uptake of PaaS as it eases the difficulties around rapid development and iteration of software.</text:p>
      <text:p text:style-name="P28"><text:span text:style-name="T1">Disadvantage:</text:span></text:p>
      <text:p text:style-name="P26">• Where the application needs to be highly portable in terms of where it is hosted </text:p>
      <text:p text:style-name="P26">• Where proprietary languages or approaches would impact on the development process </text:p>
      <text:p text:style-name="P26">• Where a proprietary language would hinder later moves to another provider – concerns are raised about vendor lock-in [20] </text:p>
      <text:p text:style-name="P26">• Where application performance requires customization of the underlying hardware and software</text:p>
      <text:p text:style-name="P26"/>
      <text:p text:style-name="P26"><text:s text:c="2"/><text:span text:style-name="T1">IaaS:</text:span></text:p>
      <text:p text:style-name="P26"><text:span text:style-name="T1">Advantage:</text:span></text:p>
      <text:p text:style-name="P26">• Where demand is very volatile – any time there are significant spikes and troughs in terms of demand on the infrastructure </text:p>
      <text:p text:style-name="P26">• For new organizations without the capital to invest in hardware </text:p>
      <text:p text:style-name="P26">• Where the organization is growing rapidly and scaling hardware would be problematic </text:p>
      <text:p text:style-name="P26">• Where there is pressure on the organization to limit capital expenditure and to move to operating expenditure </text:p>
      <text:p text:style-name="P26">• For specific line of business, trial or temporary infrastructural needs</text:p>
      <text:p text:style-name="P26"><text:span text:style-name="T1">Disadvantage:</text:span></text:p>
      <text:p text:style-name="P26">• Where regulatory compliance makes the offshoring or outsourcing of data storage and processing difficult </text:p>
      <text:p text:style-name="P26">• Where the highest levels of performance are required, and on-premise or dedicated hosted infrastructure has the capacity to meet the organization’s needs</text:p>
      <text:p text:style-name="P29"><text:span text:style-name="T1">OPENSHIFT</text:span></text:p>
      <text:p text:style-name="P30">OpenShift est de type PaaS.</text:p>
      <text:p text:style-name="P30">Création d’une application Wordpress : <text:a xlink:type="simple" xlink:href="https://openshift.redhat.com/"><text:span text:style-name="T6">https://openshift.redhat.com/</text:span></text:a></text:p>
      <text:p text:style-name="P30">Connection à l’application en ssh</text:p>
      <text:p text:style-name="P31">Aperçu des logs dans `/app-root/logs/php.Log` et lancer la commande `tail php.log -f` pour avoir un aperçu des logs en temps réel.</text:p>
      <text:p text:style-name="P31"/>
      <text:p text:style-name="P32"><text:span text:style-name="T1">Connexion en SSH à notre application Wordpress (OpenShift)</text:span></text:p>
      <text:p text:style-name="P33">$ ssh 123459098604a2yu76f35@votreDomaine.com</text:p>
      <text:p text:style-name="P26"/>
      <text:p text:style-name="P7"/>
      <text:list text:style-name="L1">
        <text:list-item>
          <text:p text:style-name="P2">Linux LFS</text:p>
        </text:list-item>
      </text:list>
      <text:p text:style-name="P7"/>
      <text:p text:style-name="P34"><text:tab/>• <text:s text:c="4"/><text:span text:style-name="T1">/home : </text:span>Users' home directory, containing saved files, personal settings, etc.</text:p>
      <text:p text:style-name="P34"><text:tab/>• <text:s text:c="4"/><text:span text:style-name="T1">/usr :</text:span><text:s/>Secondary hierarchy for read-only user data; contains the majority of user utilities and applications.</text:p>
      <text:p text:style-name="P34"><text:tab/>• <text:s text:c="3"/><text:span text:style-name="T1">/bin:</text:span><text:s/>Essential command binaire that need to be available in <text:a xlink:type="simple" xlink:href="http://en.wikipedia.org/wiki/Single_user_mode">single user mode</text:a>; for all users</text:p>
      <text:p text:style-name="P34"><text:tab/>• <text:s text:c="4"/><text:span text:style-name="T1">/usr/bin</text:span>: Non-essential command <text:a xlink:type="simple" xlink:href="http://en.wikipedia.org/wiki/Executable">binaries</text:a><text:s/>(not needed in <text:a xlink:type="simple" xlink:href="http://en.wikipedia.org/wiki/Single_user_mode">single user mode</text:a>); for all users.</text:p>
      <text:p text:style-name="P34"><text:tab/>•<text:tab/><text:span text:style-name="T1">/usr/local/bin:</text:span><text:s/>is for programs that a normal user may run</text:p>
      <text:p text:style-name="P34"><text:tab/>•<text:tab/><text:span text:style-name="T1">/var :</text:span><text:s/>Variable files—files whose content is expected to continually change during normal operation of the system</text:p>
      <text:p text:style-name="P34"><text:tab/>•<text:tab/><text:span text:style-name="T1">/var/log :</text:span><text:s/>Log files. Various logs.</text:p>
      <text:p text:style-name="P34"><text:tab/>•<text:tab/><text:span text:style-name="T1">/etc :</text:span><text:s/>Host-specific system-wide <text:a xlink:type="simple" xlink:href="http://en.wikipedia.org/wiki/Configuration_file">configuration files</text:a></text:p>
      <text:p text:style-name="P34"><text:tab/>•<text:tab/><text:span text:style-name="T1">/dev :</text:span><text:s/>Essential <text:a xlink:type="simple" xlink:href="http://en.wikipedia.org/wiki/Device_file">devices</text:a></text:p>
      <text:p text:style-name="P34"><text:tab/>•<text:tab/><text:span text:style-name="T1">/tmp :</text:span><text:s/>Temporary files.Often not preserved between system reboots</text:p>
      <text:p text:style-name="P7"/>
      <text:list text:style-name="L1">
        <text:list-item>
          <text:p text:style-name="P2">Command Line Tools</text:p>
        </text:list-item>
      </text:list>
      <text:p text:style-name="P11"><text:span text:style-name="T1">MISC</text:span></text:p>
      <text:p text:style-name="P7"/>
      <text:list text:style-name="L2">
        <text:list-item>
          <text:p text:style-name="P5"><text:span text:style-name="T1">What’s a terminal? :</text:span><text:s text:c="2"/>A computer terminal is an electronic or electromechanical <text:tab/><text:tab/>hardware device,t hat is used for entering data into, and displaying data from, a <text:tab/>computer or a computing system.</text:p>
        </text:list-item>
      </text:list>
      <text:list text:style-name="L2">
        <text:list-item>
          <text:p text:style-name="P5"><text:span text:style-name="T1">What is a shell? :</text:span><text:s/>A shell is a user interface for access to an operating system's <text:tab/>services.</text:p>
        </text:list-item>
      </text:list>
      <text:p text:style-name="P16"/>
      <text:list text:style-name="L2">
        <text:list-item>
          <text:p text:style-name="P5"><text:span text:style-name="T1">What is Bash? :</text:span><text:s/>Bourne Again Shell </text:p>
        </text:list-item>
        <text:list-item>
          <text:p text:style-name="P5"><text:s text:c="12"/>Bash is a command processor, typically run in a text window, allowing the user to type commands which cause actions.</text:p>
        </text:list-item>
      </text:list>
      <text:p text:style-name="P16"/>
      <text:list text:style-name="L2">
        <text:list-item>
          <text:p text:style-name="P5"><text:span text:style-name="T1">What is an environment variable? : </text:span><text:s/>It is used to store information about the shell session and the working environment</text:p>
        </text:list-item>
      </text:list>
      <text:p text:style-name="P16"/>
      <text:list text:style-name="L2">
        <text:list-item>
          <text:p text:style-name="P5"><text:span text:style-name="T1">How to set an environment variable for a session? :</text:span><text:s/>use export</text:p>
        </text:list-item>
        <text:list-item>
          <text:p text:style-name="P5"><text:s text:c="10"/>Example: <text:s text:c="3"/>#export PATH=$PATH:/opt/au1200/build_tools/bin</text:p>
        </text:list-item>
      </text:list>
      <text:p text:style-name="P35"/>
      <text:list text:style-name="L2">
        <text:list-item>
          <text:p text:style-name="P36"><text:s text:c="3"/>•<text:tab/><text:span text:style-name="T1">How to set an environment variable for all sessions? :</text:span><text:s/>add the set of environment variables to the <text:span text:style-name="T7">~/.bashrc file, then run #source .bashrc</text:span></text:p>
        </text:list-item>
      </text:list>
      <text:p text:style-name="P7"/>
      <text:list text:style-name="L3">
        <text:list-item>
          <text:p text:style-name="P37"><text:span text:style-name="T1">What standard environment variables do you know?</text:span></text:p>
          <text:list>
            <text:list-item>
              <text:p text:style-name="P38"><text:span text:style-name="T8">PATH : </text:span>specifying a set of directories where executable programs are located.<text:span text:style-name="T8"><text:tab/></text:span></text:p>
            </text:list-item>
            <text:list-item>
              <text:p text:style-name="P38"><text:span text:style-name="T8">MAIL: </text:span>The location of incoming local email.</text:p>
            </text:list-item>
            <text:list-item>
              <text:p text:style-name="P38"><text:span text:style-name="T8">HOME : </text:span>The home directory of the user.</text:p>
            </text:list-item>
            <text:list-item>
              <text:p text:style-name="P39">USERNAME : The name of the user connected now</text:p>
            </text:list-item>
            <text:list-item>
              <text:p text:style-name="P40"><text:tab/></text:p>
            </text:list-item>
          </text:list>
        </text:list-item>
      </text:list>
      <text:p text:style-name="P41"/>
      <text:list text:style-name="L2">
        <text:list-item>
          <text:p text:style-name="P5"><text:span text:style-name="T9"/><text:span text:style-name="T10">What is a Bash alias? :</text:span><text:span text:style-name="T2"><text:s/></text:span>It is essentially nothing more than a keyboard shortcut, an abbreviation, a means of avoiding typing a long command sequence.</text:p>
        </text:list-item>
      </text:list>
      <text:p text:style-name="P42"><text:s text:c="12"/>Example: <text:span text:style-name="T2">alias la="ls -a”</text:span></text:p>
      <text:p text:style-name="P43"/>
      <text:list text:style-name="L2">
        <text:list-item>
          <text:p text:style-name="P37"><text:span text:style-name="T5"/><text:span text:style-name="T1">What is the syntax of a if test? : </text:span><text:span text:style-name="T5"><text:line-break/></text:span>if [ test ]<text:line-break/>then<text:line-break/><text:s text:c="8"/>echo "Le premier test a été vérifié"<text:line-break/>elif [ autre_test ]<text:line-break/>then<text:line-break/><text:s text:c="8"/>echo "Le second test a été vérifié"<text:line-break/>else<text:line-break/><text:s text:c="8"/>echo "Aucun des tests précédents n'a été vérifié"<text:line-break/>fi</text:p>
        </text:list-item>
      </text:list>
      <text:p text:style-name="P7"/>
      <text:list text:style-name="L2">
        <text:list-item>
          <text:p text:style-name="P37"><text:span text:style-name="T5"/><text:span text:style-name="T1">What is the syntax of a for loop? : </text:span><text:line-break/>for i in `1 2 3 4 5`;<text:line-break/>do<text:line-break/><text:s text:c="8"/>echo $i<text:line-break/>done</text:p>
        </text:list-item>
      </text:list>
      <text:p text:style-name="P7"/>
      <text:list text:style-name="L2">
        <text:list-item>
          <text:p text:style-name="P37"><text:span text:style-name="T5"/><text:span text:style-name="T1">What is the syntax of a while loop? : </text:span><text:line-break/>while [ test ]<text:line-break/>do<text:line-break/><text:s text:c="8"/>echo 'Action en boucle'<text:line-break/>done</text:p>
        </text:list-item>
      </text:list>
      <text:p text:style-name="P11"><text:span text:style-name="T1">Specific Comand Line Tools</text:span></text:p>
      <text:p text:style-name="P7"/>
      <text:list text:style-name="L2">
        <text:list-item>
          <text:p text:style-name="P5">cd : <text:s/>change the current working directory</text:p>
        </text:list-item>
        <text:list-item>
          <text:p text:style-name="P5">pwd : <text:s/>output the path of the current working directory</text:p>
        </text:list-item>
        <text:list-item>
          <text:p text:style-name="P5">mv : moves one or more <text:a xlink:type="simple" xlink:href="http://en.wikipedia.org/wiki/Computer_file">files</text:a><text:s/>or <text:a xlink:type="simple" xlink:href="http://en.wikipedia.org/wiki/Directory_(file_systems)">directories</text:a><text:s/>from one place to another.Or rename a files <text:s text:c="2"/></text:p>
        </text:list-item>
      </text:list>
      <text:p text:style-name="P44"><text:s text:c="12"/>Example: <text:s text:c="4"/>mv myfile mynewfilename <text:s text:c="4"/># renames 'myfile' to 'mynewfilename'.</text:p>
      <text:p text:style-name="P45"><text:s text:c="34"/>mv myfile ~/myfile <text:s text:c="9"/># moves 'myfile' from the current directory to <text:s text:c="13"/>user's home directory.</text:p>
      <text:list text:style-name="L3">
        <text:list-item>
          <text:p text:style-name="P5">cp : <text:s/>copy a file </text:p>
        </text:list-item>
        <text:list-item>
          <text:p text:style-name="P5">rm : to remove objects such as files, directories, device nodes, symbolic links</text:p>
        </text:list-item>
        <text:list-item>
          <text:p text:style-name="P5">rmdir : remove an empty directory</text:p>
        </text:list-item>
        <text:list-item>
          <text:p text:style-name="P5">mkdir : Create a new directory</text:p>
        </text:list-item>
        <text:list-item>
          <text:p text:style-name="P5">ls : list directory contents</text:p>
          <text:list>
            <text:list-item>
              <text:p text:style-name="P46">-l : liste les fichiers et les sous-dossiers</text:p>
            </text:list-item>
            <text:list-item>
              <text:p text:style-name="P46">-A : <text:s/>afficher aussi les fichiers "cachés"</text:p>
            </text:list-item>
          </text:list>
        </text:list-item>
        <text:list-item>
          <text:p text:style-name="P5">ln : <text:span text:style-name="T11">create links (link) to files</text:span><text:s/>L'option -s indique que ce lien est un line symbolique ; sinon c'est un lien physique.</text:p>
        </text:list-item>
      </text:list>
      <text:p text:style-name="P16"/>
      <text:list text:style-name="L2">
        <text:list-item>
          <text:p text:style-name="P47"><text:span text:style-name="T12">find : </text:span><text:s/>used to locate files </text:p>
        </text:list-item>
        <text:list-item>
          <text:p text:style-name="P48"><text:tab/>find . -print :print out all the name of the files in a directory</text:p>
        </text:list-item>
        <text:list-item>
          <text:p text:style-name="P48"><text:tab/>jiang.txt or all the txt file under the directory.</text:p>
        </text:list-item>
        <text:list-item>
          <text:p text:style-name="P48"><text:tab/>find . -name ‘jia*’ <text:s/>: find out the file start with “jia”</text:p>
        </text:list-item>
        <text:list-item>
          <text:p text:style-name="P48"><text:tab/>ind . -type f -mmin -10: find out the file updated in 10 minutes</text:p>
        </text:list-item>
        <text:list-item>
          <text:p text:style-name="P48">file you want.</text:p>
        </text:list-item>
      </text:list>
      <text:p text:style-name="P16"/>
      <text:list text:style-name="L2">
        <text:list-item>
          <text:p text:style-name="P47"><text:span text:style-name="T12">grep : </text:span>:searching plain-text data sets for lines matching a regular expression</text:p>
        </text:list-item>
        <text:list-item>
          <text:p text:style-name="P48">grep “louvre” louvre.txt</text:p>
        </text:list-item>
        <text:list-item>
          <text:p text:style-name="P48">grep “louvre” *.tsv <text:s text:c="3"/>:in files type of tsv</text:p>
        </text:list-item>
        <text:list-item>
          <text:p text:style-name="P48">grep -i ”louvre” louvre.txt : <text:s/>case insensitive</text:p>
        </text:list-item>
        <text:list-item>
          <text:p text:style-name="P48">grep -iw “today” louvre.txt : <text:s/>the sentence contains “today”</text:p>
        </text:list-item>
        <text:list-item>
          <text:p text:style-name="P48">grep -A 3 “today” louvre.txt : show the 3 lines after “today”</text:p>
        </text:list-item>
        <text:list-item>
          <text:p text:style-name="P48">grep -c “louvre” louvre.txt :count how many times “louvre” in the file</text:p>
        </text:list-item>
        <text:list-item>
          <text:p text:style-name="P48">grep -l “louvre” lou* :list out the name of the files which the name <text:tab/><text:tab/>begins with lou*</text:p>
        </text:list-item>
        <text:list-item>
          <text:p text:style-name="P48">grep -w “word1|word2” louvre.txt: to find two words in one txt</text:p>
        </text:list-item>
      </text:list>
      <text:list text:style-name="L2">
        <text:list-item>
          <text:p text:style-name="P5">sed : http://www.funix.org/fr/unix/expr-sed.htm</text:p>
        </text:list-item>
      </text:list>
      <text:p text:style-name="P16"/>
      <text:list text:style-name="L2">
        <text:list-item>
          <text:p text:style-name="P36"><text:span text:style-name="T13">curl : </text:span>is a client to get documents/files from or send documents to a server, using any of the supported protocols (HTTP, HTTPS, FTP, GOPHER, DICT, TELNET, LDAP or FILE). The command is designed to work without user interaction or any kind of interactivity.</text:p>
        </text:list-item>
      </text:list>
      <text:p text:style-name="P35"><text:span text:style-name="T13"><text:s text:c="16"/></text:span># curl -o home.html  http://blog.51yip.com <text:span text:style-name="T14"> </text:span></text:p>
      <text:p text:style-name="P7"/>
      <text:list text:style-name="L1">
        <text:list-item>
          <text:p text:style-name="P2">Emails</text:p>
        </text:list-item>
      </text:list>
      <text:p text:style-name="P7"/>
      <text:list text:style-name="L2">
        <text:list-item>
          <text:p text:style-name="P36"><text:span text:style-name="T15"/><text:span text:style-name="T16">MUA: </text:span>The MUA is the front-end for the end user to manage and read stored email into the user's mailbox(es) and compose new email to be sent out via an MSA.</text:p>
        </text:list-item>
        <text:list-item>
          <text:p text:style-name="P36"><text:span text:style-name="T16">MTA:</text:span><text:span text:style-name="T8"><text:s/></text:span><text:s/>Mail Transfer Agent is the software and other systems that are responsible for sending and receiving mail between systems. That is the ONLY things MTAs do: they send and receive messages between systems. MTAs use the SMTP (Simple Mail Transfer Protocol) to send and receive messages.</text:p>
        </text:list-item>
        <text:list-item>
          <text:p text:style-name="P49"><text:span text:style-name="T8"/><text:span text:style-name="T16">MDA: </text:span>Mail Delivery Agent. The MDA accepts a piece of mail from an MTA and performs the actual delivery (including processing aka "filtering") to the user's mail folders.<text:span text:style-name="T17"><text:tab/></text:span></text:p>
        </text:list-item>
      </text:list>
      <text:list text:style-name="L2">
        <text:list-item>
          <text:p text:style-name="P36"><text:span text:style-name="T18"/><text:span text:style-name="T17">How email works: </text:span><text:span text:style-name="T8">user use MUA to send </text:span><text:span text:style-name="T19">message MTA. Then MTA send it to the </text:span>recipient's MTA.The recipient's MTA then delivers the email to the incoming mail server (called the <text:span text:style-name="T1">MDA</text:span>, for <text:span text:style-name="T20">Mail Delivery Agent</text:span>), which stores the email as it waits for the user to accept it.To keep everyone from checking other users' emails, MDA is protected by a user name called a <text:span text:style-name="T1">login</text:span><text:s/>and by a <text:span text:style-name="T1">password</text:span>.Retrieving mail is done using a MDA.</text:p>
        </text:list-item>
      </text:list>
      <text:p text:style-name="P50"><text:span text:style-name="T21"><text:s text:c="3"/></text:span>To use a real-world analogy, MTAs act as the post office (the sorting area and mail carrier, which handle message transportation), while MDAs act as mailboxes, which store messages (as much as their volume will allow) until the recipients check the box. This means that it is not necessary for recipients to be connected in order for them to be sent email.</text:p>
      <text:p text:style-name="P51"/>
      <text:list text:style-name="L2">
        <text:list-item>
          <text:p text:style-name="P52"><text:span text:style-name="T22"/><text:span text:style-name="T23"><text:s/></text:span><text:span text:style-name="T1">I.<text:tab/>Regex</text:span></text:p>
        </text:list-item>
      </text:list>
      <text:p text:style-name="P3"/>
      <text:p text:style-name="P3">^ : finds the start of a line</text:p>
      <text:p text:style-name="P3">$ : finds the end of a line</text:p>
      <text:p text:style-name="P3">. : finds any character</text:p>
      <text:p text:style-name="P3">* : repeats the previous expression 0 to n times</text:p>
      <text:p text:style-name="P3">\+ (or + when using the -r flag) : repeats the previous expression 1 to n times</text:p>
      <text:p text:style-name="P3">\? (or ? when using the -r flag) : repeats the previous expression 0 or 1 time</text:p>
      <text:p text:style-name="P3">\{1,3\} : repeats the previous expression 1 to 3 times</text:p>
      <text:p text:style-name="P3">Example : [A-Z]\{1,3\} find</text:p>
      <text:p text:style-name="P3">ABD, DEF, LOC, AB, EO, A, F, Z ...</text:p>
      <text:p text:style-name="P3">[ : starts a character from these possible characters </text:p>
      <text:p text:style-name="P3">] : ends a sequence of alternative characters to find </text:p>
      <text:p text:style-name="P3"><text:s/>: [abc] finds a or b or c</text:p>
      <text:p text:style-name="P3"><text:s/>: [12a] finds 1 or 2 or a</text:p>
      <text:p text:style-name="P3">\| : means "or" in a group \(abc\|def\)</text:p>
      <text:p text:style-name="P3">\[ : finds the "[" character <text:s text:c="3"/></text:p>
      <text:p text:style-name="P3">\( : starts a group <text:s/>Example: <text:s text:c="2"/>sed -e "s/^\([A-Z][a-z]*\) \([A-Z][a-z]*\)$/\2 \1/g"</text:p>
      <text:p text:style-name="P3">Example (abc) : finds "abc" and makes the match accessible throug a number like \1</text:p>
      <text:p text:style-name="P3">\1 : refer to the match content of the group 1</text:p>
      <text:p text:style-name="P3">* : the previous occurrence recurring 0 or plus</text:p>
      <text:p text:style-name="P3">a* : finds "" "a" "aa" "aaaaaaa"</text:p>
      <text:p text:style-name="P3">[abc]* : finds "" "abc" "aa" "acccc" "aaabbbbb"</text:p>
      <text:p text:style-name="P3">[abc]* "abcd" =&gt; "abc" </text:p>
      <text:p text:style-name="P7"><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meta:generator>
  </office:meta>
</office:document-meta>
</file>